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EscapeHtml.getReferenc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EscapeHtml.setParameters( Collection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EscapeHtml.execute( SampleResult previousResult , Sampler currentSamp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EscapeHtml.UnEscapeHt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nEscapeHtml.getArgumen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